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330" officeooo:paragraph-rsid="001473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pc</text:p>
      <text:p text:style-name="P1">backup &amp; restore – snapshot &amp; Volum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4:35:03.270264581</meta:creation-date>
    <dc:date>2017-03-22T14:47:24.471585350</dc:date>
    <meta:editing-duration>PT12M21S</meta:editing-duration>
    <meta:editing-cycles>1</meta:editing-cycles>
    <meta:document-statistic meta:table-count="0" meta:image-count="0" meta:object-count="0" meta:page-count="1" meta:paragraph-count="2" meta:word-count="7" meta:character-count="40" meta:non-whitespace-character-count="34"/>
    <meta:generator>LibreOffice/5.1.6.2$Linux_X86_64 LibreOffice_project/10m0$Build-2</meta:generator>
  </office:meta>
</office:document-meta>
</file>